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75mm"/>
    </style:style>
    <style:style style:name="co3" style:family="table-column">
      <style:table-column-properties fo:break-before="auto" style:column-width="54.96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24.82mm"/>
    </style:style>
    <style:style style:name="co6" style:family="table-column">
      <style:table-column-properties fo:break-before="auto" style:column-width="25.89mm"/>
    </style:style>
    <style:style style:name="co7" style:family="table-column">
      <style:table-column-properties fo:break-before="auto" style:column-width="84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5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3" table:default-cell-style-name="Default"/>
        <table:table-column table:style-name="co1" table:default-cell-style-name="ce2"/>
        <table:table-column table:style-name="co3" table:default-cell-style-name="ce12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3"/>
        <table:table-column table:style-name="co6" table:default-cell-style-name="ce11"/>
        <table:table-column table:style-name="co1" table:default-cell-style-name="ce13"/>
        <table:table-column table:style-name="co7" table:default-cell-style-name="ce11"/>
        <table:table-column table:style-name="co1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Benutzer anlegen</text:p>
          </table:table-cell>
          <table:covered-table-cell table:style-name="Default"/>
          <table:table-cell table:number-columns-repeated="3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Rolle – Test</text:p>
          </table:table-cell>
          <table:covered-table-cell table:style-name="Default"/>
          <table:table-cell table:number-columns-repeated="3"/>
          <table:table-cell table:style-name="Default"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Rolle</text:p>
          </table:table-cell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Tutor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Rolle ausgewählt</text:p>
          </table:table-cell>
          <table:table-cell table:style-name="ce5" office:value-type="string" calcext:value-type="string">
            <text:p>„LEHRER“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Ä11 gÄ21 g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ialog: Anmeldedaten Erstanmeldung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gÄ12</text:p>
          </table:table-cell>
          <table:table-cell office:value-type="string" calcext:value-type="string">
            <text:p>Rolle ausgewählt</text:p>
          </table:table-cell>
          <table:table-cell table:style-name="ce5" office:value-type="string" calcext:value-type="string">
            <text:p>„SCHUELER“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Ä11 uÄ21 g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gÄ13</text:p>
          </table:table-cell>
          <table:table-cell office:value-type="string" calcext:value-type="string">
            <text:p>Rolle ausgewählt</text:p>
          </table:table-cell>
          <table:table-cell table:style-name="ce5" office:value-type="string" calcext:value-type="string">
            <text:p>„ADMIN“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Ä11 uÄ22 g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Nachnamen an.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uÄ11</text:p>
          </table:table-cell>
          <table:table-cell office:value-type="string" calcext:value-type="string">
            <text:p>keine Rolle ausgewählt</text:p>
          </table:table-cell>
          <table:table-cell table:style-name="ce5" office:value-type="string" calcext:value-type="string">
            <text:p>„“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gÄ11 gÄ21 uÄ31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Vor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gÄ11 gÄ21 uÄ32 g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Vo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gÄ11 gÄ21 gÄ31 uÄ41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Das Kürzel sollte muss mit einem Großbuchstaben anfangen und darf höchstens 3 Zeichen lang sei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Ä11 gÄ21 gÄ31 uÄ42 g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“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 Kürzel an.</text:p>
          </table:table-cell>
          <table:table-cell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gÄ2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5" office:value-type="string" calcext:value-type="string">
            <text:p>„Mustermann“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Ä11 gÄ21 gÄ31 gÄ41 uÄ51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i“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Ä11 gÄ21 gÄ31 gÄ41 uÄ52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Benutze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office:value-type="string" calcext:value-type="string">
            <text:p>uÄ2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Ä11 gÄ21 gÄ31 gÄ41 uÄ53</text:p>
          </table:table-cell>
          <table:table-cell office:value-type="string" calcext:value-type="string">
            <text:p>„LEHR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LisLich“</text:p>
          </table:table-cell>
          <table:table-cell office:value-type="string" calcext:value-type="string">
            <text:p>disabled</text:p>
          </table:table-cell>
          <table:table-cell table:style-name="ce15" office:value-type="string" calcext:value-type="string">
            <text:p>Dieser Benutzername existiert bereits. Bitte wählen Sie einen ander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gÄ12 gÄ21 g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Dialog: Anmeldedaten Erstanmeldung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gÄ12 uÄ21 g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table:style-name="ce14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gÄ12 uÄ22 g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geben Sie einen Nachnamen an.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gÄ31</text:p>
          </table:table-cell>
          <table:table-cell office:value-type="string" calcext:value-type="string">
            <text:p>Text, RegExp: "^[A-ZÄÖÜß]{1}[a-zäöüß]+\D*[a-zäöüß]*$"</text:p>
          </table:table-cell>
          <table:table-cell table:style-name="ce5" office:value-type="string" calcext:value-type="string">
            <text:p>„Max“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Ä12 gÄ21 uÄ31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table:style-name="ce14" office:value-type="string" calcext:value-type="string">
            <text:p>Vor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Ä12 gÄ21 uÄ32 g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geben Sie einen Vornamen an.</text:p>
          </table:table-cell>
          <table:table-cell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uÄ3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gÄ12 gÄ21 gÄ31 uÄ51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i“</text:p>
          </table:table-cell>
          <table:table-cell table:style-name="ce11" office:value-type="string" calcext:value-type="string">
            <text:p>„Gg“</text:p>
          </table:table-cell>
          <table:table-cell table:style-name="ce14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gÄ12 gÄ21 gÄ31 uÄ52 g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geben Sie einen Benutze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table:style-name="ce3" office:value-type="string" calcext:value-type="string">
            <text:p>Kürzel – Test</text:p>
          </table:table-cell>
          <table:table-cell table:style-name="Default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gÄ12 gÄ21 gÄ31 gÄ53 u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LisLich“</text:p>
          </table:table-cell>
          <table:table-cell office:value-type="string" calcext:value-type="string">
            <text:p>disabled</text:p>
          </table:table-cell>
          <table:table-cell table:style-name="ce15" office:value-type="string" calcext:value-type="string">
            <text:p>Dieser Benutzername existiert bereits. Bitte wählen Sie einen ander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Ä12 gÄ21 gÄ31 gÄ51 uÄ61</text:p>
          </table:table-cell>
          <table:table-cell office:value-type="string" calcext:value-type="string">
            <text:p>„SCHUELER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“</text:p>
          </table:table-cell>
          <table:table-cell office:value-type="string" calcext:value-type="string">
            <text:p>Bitte wählen Sie einen Tutor aus.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Ä41</text:p>
          </table:table-cell>
          <table:table-cell office:value-type="string" calcext:value-type="string">
            <text:p>Text; RegExp: "^[A-Z]{1}[a-z]{1,2}$"</text:p>
          </table:table-cell>
          <table:table-cell table:style-name="ce5" office:value-type="string" calcext:value-type="string">
            <text:p>„Mm“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gÄ13 gÄ21 g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ialog: Anmeldedaten Erstanmeldung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office:value-type="string" calcext:value-type="string">
            <text:p>uÄ4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gÄ13 uÄ21 g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4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gÄ13 uÄ22 g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Nachnamen an.</text:p>
          </table:table-cell>
          <table:table-cell table:style-name="ce16" office:value-type="string" calcext:value-type="string">
            <text:p>✓ 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gÄ13 gÄ21 uÄ31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Vorname ungültig. Bitte geben Sie mindestens 2 Buchstaben an. Bitte verwenden Sie keine diakritischen Zeichen (Ausnahme: ä, ö, ü)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gÄ13 gÄ21 uÄ32 g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Must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Vornamen an.</text:p>
          </table:table-cell>
          <table:table-cell office:value-type="string" calcext:value-type="string">
            <text:p>✓ </text:p>
          </table:table-cell>
        </table:table-row>
        <table:table-row table:style-name="ro4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gÄ13 gÄ21 gÄ31 uÄ51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maxi“</text:p>
          </table:table-cell>
          <table:table-cell office:value-type="string" calcext:value-type="string">
            <text:p>disabled</text:p>
          </table:table-cell>
          <table:table-cell table:style-name="ce14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gÄ51</text:p>
          </table:table-cell>
          <table:table-cell office:value-type="string" calcext:value-type="string">
            <text:p>Text, RegExp: "^[a-zA-ZÄÖÜäöü]{1,}(\w){5,}$"</text:p>
          </table:table-cell>
          <table:table-cell table:style-name="ce5" office:value-type="string" calcext:value-type="string">
            <text:p>„MaxMust“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gÄ13 gÄ21 gÄ31 uÄ52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Bitte geben Sie einen Benutzernamen an.</text:p>
          </table:table-cell>
          <table:table-cell office:value-type="string" calcext:value-type="string">
            <text:p>✓ </text:p>
          </table:table-cell>
        </table:table-row>
        <table:table-row table:style-name="ro3">
          <table:table-cell office:value-type="string" calcext:value-type="string">
            <text:p>uÄ51</text:p>
          </table:table-cell>
          <table:table-cell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axi“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gÄ13 gÄ21 gÄ31 uÄ53</text:p>
          </table:table-cell>
          <table:table-cell office:value-type="string" calcext:value-type="string">
            <text:p>„ADMIN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LisLich“</text:p>
          </table:table-cell>
          <table:table-cell office:value-type="string" calcext:value-type="string">
            <text:p>disabled</text:p>
          </table:table-cell>
          <table:table-cell table:style-name="ce15" office:value-type="string" calcext:value-type="string">
            <text:p>Dieser Benutzername existiert bereits. Bitte wählen Sie einen anderen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52</text:p>
          </table:table-cell>
          <table:table-cell table:style-name="ce11" office:value-type="string" calcext:value-type="string">
            <text:p>keine Eingabe</text:p>
          </table:table-cell>
          <table:table-cell table:style-name="ce11" office:value-type="string" calcext:value-type="string">
            <text:p>„“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Ä11 gÄ21 gÄ31 gÄ41 gÄ51 gÄ61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„Mustermann“</text:p>
          </table:table-cell>
          <table:table-cell office:value-type="string" calcext:value-type="string">
            <text:p>„Max“</text:p>
          </table:table-cell>
          <table:table-cell table:style-name="ce11" office:value-type="string" calcext:value-type="string">
            <text:p>„Mm“</text:p>
          </table:table-cell>
          <table:table-cell office:value-type="string" calcext:value-type="string">
            <text:p>„MaxMust“</text:p>
          </table:table-cell>
          <table:table-cell table:style-name="ce11" office:value-type="string" calcext:value-type="string">
            <text:p>„Gg“</text:p>
          </table:table-cell>
          <table:table-cell office:value-type="string" calcext:value-type="string">
            <text:p>Bitte wählen Sie eine Rolle aus.</text:p>
          </table:table-cell>
          <table:table-cell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53</text:p>
          </table:table-cell>
          <table:table-cell table:style-name="ce11" office:value-type="string" calcext:value-type="string">
            <text:p>Benutzername == bereits vorhandener Benutzername</text:p>
          </table:table-cell>
          <table:table-cell table:style-name="ce11" office:value-type="string" calcext:value-type="string">
            <text:p>„LisLich“</text:p>
          </table:table-cell>
          <table:table-cell table:number-columns-repeated="2"/>
          <table:table-cell table:style-name="Default"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Tutor – Test</text:p>
          </table:table-cell>
          <table:covered-table-cell table:style-name="Default"/>
          <table:table-cell table:number-columns-repeated="3"/>
          <table:table-cell table:style-name="Default" table:number-columns-repeated="10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gÄ61</text:p>
          </table:table-cell>
          <table:table-cell office:value-type="string" calcext:value-type="string">
            <text:p>Tutor ausgewählt</text:p>
          </table:table-cell>
          <table:table-cell table:style-name="ce5" office:value-type="string" calcext:value-type="string">
            <text:p>„Gg“</text:p>
          </table:table-cell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uÄ61</text:p>
          </table:table-cell>
          <table:table-cell office:value-type="string" calcext:value-type="string">
            <text:p>kein Tutor ausgewählt</text:p>
          </table:table-cell>
          <table:table-cell table:style-name="ce5" office:value-type="string" calcext:value-type="string">
            <text:p>„“</text:p>
          </table:table-cell>
          <table:table-cell table:number-columns-repeated="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.00.0000</text:date>, <text:time style:data-style-name="N2" text:time-value="09:32:40.6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21:00.999000000</meta:creation-date>
    <dc:date>2018-11-26T11:30:37.571000000</dc:date>
    <meta:editing-duration>PT9M48S</meta:editing-duration>
    <meta:editing-cycles>3</meta:editing-cycles>
    <meta:generator>LibreOffice/5.3.7.2$Windows_X86_64 LibreOffice_project/6b8ed514a9f8b44d37a1b96673cbbdd077e24059</meta:generator>
    <meta:document-statistic meta:table-count="1" meta:cell-count="371" meta:object-count="0"/>
  </office:meta>
</office:document-meta>
</file>